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007826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INDERS</text:p>
      <text:p text:style-name="Standard">====================//</text:p>
      <text:list xml:id="list1298745910291102454" text:style-name="L1">
        <text:list-item>
          <text:p text:style-name="P1">CMU dictionary might be useful in the future but its not practical for space engineers; leave it commented.</text:p>
        </text:list-item>
        <text:list-item>
          <text:p text:style-name="P1">When the number of wrong format results (match / nonmatch) is not zero, just breakpoint the [<text:span text:style-name="T3">wrongFormatMatchers++;</text:span><text:span text:style-name="T1"> /</text:span><text:span text:style-name="T3"> wrongFormatNonMatchers++;</text:span><text:span text:style-name="T1">] </text:span><text:span text:style-name="T2">line to find exactly what regex search caused that. Simple!</text:span></text:p>
        </text:list-item>
        <text:list-item>
          <text:p text:style-name="P2">keep the wav files incase you decide to make a change in the future!</text:p>
        </text:list-item>
        <text:list-item>
          <text:p text:style-name="P2">Only pavilion should be used for publishing to workshop and testing ingame.</text:p>
        </text:list-item>
        <text:list-item>
          <text:p text:style-name="P2">All sounds will be type D3. 2D sound test was successful.</text:p>
        </text:list-item>
        <text:list-item>
          <text:p text:style-name="P2">All phonemes should be mon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8-26T09:50:54.94</dc:date>
    <meta:generator>OpenOffice/4.1.2$Win32 OpenOffice.org_project/412m3$Build-9782</meta:generator>
    <meta:editing-duration>PT23M47S</meta:editing-duration>
    <meta:editing-cycles>27</meta:editing-cycles>
    <meta:document-statistic meta:table-count="0" meta:image-count="0" meta:object-count="0" meta:page-count="1" meta:paragraph-count="8" meta:word-count="97" meta:character-count="576"/>
  </office:meta>
</office:document-meta>
</file>